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1BABBD949B3078599E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1811in" draw:z-index="0"><draw:image xlink:href="Pictures/10000001000002DC000001BABBD949B3078599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3:16:18.876140936</meta:creation-date>
    <dc:date>2023-01-09T14:17:04.916763262</dc:date>
    <meta:editing-duration>PT1H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Linux_X86_64 LibreOffice_project/40$Build-2</meta:generator>
  </office:meta>
</office:document-meta>
</file>